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" style:font-pitch="variable"/>
    <style:font-face style:name="Nimbus Roman" svg:font-family="'Nimbus Roman'" style:font-pitch="variable"/>
    <style:font-face style:name="Trajan Pro" svg:font-family="'Trajan Pro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9299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0.9979in"/>
    </style:style>
    <style:style style:name="Table1.B" style:family="table-column">
      <style:table-column-properties style:column-width="5.931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normal" officeooo:rsid="0006a457" officeooo:paragraph-rsid="0006a4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bold" officeooo:rsid="000596d6" officeooo:paragraph-rsid="000596d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bold" officeooo:rsid="0006a457" officeooo:paragraph-rsid="0006a4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rajan Pro" fo:font-size="16pt" fo:font-weight="bold" officeooo:rsid="0003802d" officeooo:paragraph-rsid="0003802d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nux Libertine" fo:font-size="12pt" fo:font-weight="bold" officeooo:rsid="00041ef1" officeooo:paragraph-rsid="00041ef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nux Libertine" fo:font-size="12pt" fo:font-weight="bold" officeooo:rsid="00084ca5" officeooo:paragraph-rsid="00084ca5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nux Libertine" fo:font-size="12pt" fo:font-weight="normal" officeooo:rsid="0003802d" officeooo:paragraph-rsid="0003802d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nux Libertine" fo:font-size="12pt" fo:font-weight="normal" officeooo:rsid="00089851" officeooo:paragraph-rsid="00089851" style:font-size-asian="10.5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eekly Progress Report</text:p>
      <text:p text:style-name="P5"/>
      <text:p text:style-name="P8"><text:span text:style-name="T2">Name</text:span>:<text:tab/><text:tab/>Pratyay Amrit</text:p>
      <text:p text:style-name="P8"><text:span text:style-name="T2">Reg. No.</text:span>: <text:tab/>140953430</text:p>
      <text:p text:style-name="P8"><text:span text:style-name="T2">Date</text:span>: <text:tab/><text:tab/>16<text:span text:style-name="T1">th</text:span> February 2018</text:p>
      <text:p text:style-name="P8"/>
      <text:p text:style-name="P6">1. Tasks Done:</text:p>
      <text:p text:style-name="P6"/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Day/Date</text:p>
          </table:table-cell>
          <table:table-cell table:style-name="Table1.B1" office:value-type="string">
            <text:p text:style-name="P3">Tasks Done</text:p>
          </table:table-cell>
        </table:table-row>
        <table:table-row>
          <table:table-cell table:style-name="Table1.A2" office:value-type="string">
            <text:p text:style-name="P4">Monday</text:p>
          </table:table-cell>
          <table:table-cell table:style-name="Table1.B2" office:value-type="string">
            <text:p text:style-name="P1">Process KDD’99 dataset into pandas DataFrame</text:p>
          </table:table-cell>
        </table:table-row>
        <table:table-row>
          <table:table-cell table:style-name="Table1.A2" office:value-type="string">
            <text:p text:style-name="P4">Tuesday</text:p>
          </table:table-cell>
          <table:table-cell table:style-name="Table1.B2" office:value-type="string">
            <text:p text:style-name="P1">Understand the KDD’99 attributes</text:p>
          </table:table-cell>
        </table:table-row>
        <table:table-row>
          <table:table-cell table:style-name="Table1.A2" office:value-type="string">
            <text:p text:style-name="P4">Wednesday</text:p>
          </table:table-cell>
          <table:table-cell table:style-name="Table1.B2" office:value-type="string">
            <text:p text:style-name="P1">Remove duplicates from KDD’99</text:p>
          </table:table-cell>
        </table:table-row>
        <table:table-row>
          <table:table-cell table:style-name="Table1.A2" office:value-type="string">
            <text:p text:style-name="P4">Thursday</text:p>
          </table:table-cell>
          <table:table-cell table:style-name="Table1.B2" office:value-type="string">
            <text:p text:style-name="P1">Convert alphanumeric data to numeric for kmeans</text:p>
          </table:table-cell>
        </table:table-row>
        <table:table-row>
          <table:table-cell table:style-name="Table1.A2" office:value-type="string">
            <text:p text:style-name="P4">Friday</text:p>
          </table:table-cell>
          <table:table-cell table:style-name="Table1.B2" office:value-type="string">
            <text:p text:style-name="P1">Apply kmeans</text:p>
            <text:p text:style-name="P1">push current state to git (https://github.com/Arkeyve/anomaly_based_ids)</text:p>
          </table:table-cell>
        </table:table-row>
      </table:table>
      <text:p text:style-name="P6"/>
      <text:p text:style-name="P7">2. <text:s/>Plans for upcoming week:</text:p>
      <text:p text:style-name="P7"/>
      <text:list xml:id="list2336817724" text:style-name="L1">
        <text:list-item>
          <text:p text:style-name="P9">Understand results of kmeans</text:p>
        </text:list-item>
        <text:list-item>
          <text:p text:style-name="P9">Use matplotlib to draw graphs and come up with implications</text:p>
        </text:list-item>
        <text:list-item>
          <text:p text:style-name="P9">Understand the value of each feature in the data set</text:p>
        </text:list-item>
        <text:list-item>
          <text:p text:style-name="P9">Decide on performance parameters</text:p>
        </text:list-item>
        <text:list-item>
          <text:p text:style-name="P9">Condition data set for MLP</text:p>
        </text:list-item>
        <text:list-item>
          <text:p text:style-name="P9">Apply ML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" style:font-pitch="variable"/>
    <style:font-face style:name="Nimbus Roman" svg:font-family="'Nimbus Roman'" style:font-pitch="variable"/>
    <style:font-face style:name="Trajan Pro" svg:font-family="'Trajan Pro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02:19:39.608648728</meta:creation-date>
    <dc:date>2018-02-17T02:38:24.449930021</dc:date>
    <meta:editing-duration>PT18M45S</meta:editing-duration>
    <meta:editing-cycles>8</meta:editing-cycles>
    <meta:generator>LibreOffice/6.0.1.1$Linux_X86_64 LibreOffice_project/00m0$Build-1</meta:generator>
    <meta:document-statistic meta:table-count="1" meta:image-count="0" meta:object-count="0" meta:page-count="1" meta:paragraph-count="25" meta:word-count="99" meta:character-count="632" meta:non-whitespace-character-count="559"/>
  </office:meta>
</office:document-meta>
</file>